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Gerado por <text:span text:style-name="T1">Bopepo</text:span> - http://jrimum.nordestefomento.com.br/wprojeto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3$Win32 OpenOffice.org_project/680m5$Build-9221</meta:generator>
    <meta:initial-creator>Misael Queiroz</meta:initial-creator>
    <meta:creation-date>2008-01-18T19:37:11</meta:creation-date>
    <dc:creator>Rômulo Santos</dc:creator>
    <dc:date>2008-05-17T17:32:58</dc:date>
    <meta:editing-cycles>106</meta:editing-cycles>
    <meta:editing-duration>PT8H12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66"/>
  </office:meta>
</office:document-meta>
</file>